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text:s text:c="40"/><text:span text:style-name="T1">GÂTEAU AU ZUCCHINI</text:span></text:p>
      <text:p text:style-name="P2"/>
      <text:p text:style-name="P2"/>
      <text:p text:style-name="P2"/>
      <text:p text:style-name="P1">2 ½ <text:s/>tasses de ( 625 ml) de farine </text:p>
      <text:p text:style-name="P1">1 ½ cuil à thé de poudre à pâte</text:p>
      <text:p text:style-name="P1">1 cuil à thé de soda à pâte</text:p>
      <text:p text:style-name="P1">1 ½ cuil.à thé de cannelle</text:p>
      <text:p text:style-name="P1">1 cuil à thé de muscade</text:p>
      <text:p text:style-name="P1">1 cuil. À thé de sel</text:p>
      <text:p text:style-name="P1">1 lb de zucchini pelés et râpés</text:p>
      <text:p text:style-name="P1">1 tasse d'huile</text:p>
      <text:p text:style-name="P1">1 ½ tasse de sucre</text:p>
      <text:p text:style-name="P1">3 œufs bien battus</text:p>
      <text:p text:style-name="P1">1 tasse de noix</text:p>
      <text:p text:style-name="P1">4 onces (112 grms)de fromage à la crème</text:p>
      <text:p text:style-name="P1">¼ de tasse de beurre doux/</text:p>
      <text:p text:style-name="P1"/>
      <text:p text:style-name="P1"/>
      <text:p text:style-name="P1"/>
      <text:p text:style-name="P1">1-Tamisez la farine ajouter la poudre à pâte,le soda à pâte,la cannelle,la muscade et le sel</text:p>
      <text:p text:style-name="P1"/>
      <text:p text:style-name="P1">2-Dans un bol mélanger les zucchinis,l'huile,le sucre et les œufs,faites entrer le mélange courgette,puis les noix,mélanger bien.</text:p>
      <text:p text:style-name="P1"/>
      <text:p text:style-name="P1">3-Verser dans deux moules de 8 pouces graiossés recouverts,d'un <text:s/>papier graissé.</text:p>
      <text:p text:style-name="P1"/>
      <text:p text:style-name="P1">4-Placer au four à 350 F.Faire cuire de 50 à 60 minutes,démoulez et laisser refroidir</text:p>
      <text:p text:style-name="P1"/>
      <text:p text:style-name="P1">5-Recouvrez d'une glace en faisant le mélange du fromage,du beurre,du sucre à glacer au goû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6T08:22:05.25</meta:creation-date>
    <dc:date>2014-08-01T15:40:10.13</dc:date>
    <meta:editing-duration>PT33M26S</meta:editing-duration>
    <meta:editing-cycles>3</meta:editing-cycles>
    <meta:generator>OpenOffice.org/3.3$Win32 OpenOffice.org_project/330m20$Build-9567</meta:generator>
    <meta:print-date>2012-02-26T09:11:16.37</meta:print-date>
    <meta:document-statistic meta:table-count="0" meta:image-count="0" meta:object-count="0" meta:page-count="1" meta:paragraph-count="19" meta:word-count="158" meta:character-count="860"/>
  </office:meta>
</office:document-meta>
</file>